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draw:fill-color="#000000" style:repeat="repeat"/>
      <style:paragraph-properties fo:text-align="center" fo:border-left="0.001cm solid #ffffff" fo:border-right="0.001cm solid #ffffff" fo:border-top="0.001cm solid #ffffff" fo:border-bottom="0.08cm solid #000000"/>
    </style:style>
    <style:style style:name="ce2" style:family="table-cell">
      <style:graphic-properties draw:fill="none" draw:fill-color="#000000" style:repeat="repeat"/>
      <style:paragraph-properties fo:text-align="center" fo:border="0.08cm solid #000000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14.098cm" svg:height="1.943cm" svg:x="3.426cm" svg:y="6.0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.943cm" svg:x="3.445cm" svg:y="9.6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1.943cm" svg:x="3.34cm" svg:y="14.0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7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14</text:p>
              </table:table-cell>
              <table:table-cell>
                <text:p text:style-name="P1">1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2.504cm" svg:height="1.171cm" svg:x="0.496cm" svg:y="10.5cm">
          <draw:text-box>
            <text:p>O<text:span text:style-name="T1">1</text:span>(6,8)</text:p>
          </draw:text-box>
        </draw:frame>
        <draw:frame draw:style-name="gr1" draw:layer="layout" svg:width="2.504cm" svg:height="1.171cm" svg:x="0.496cm" svg:y="15cm">
          <draw:text-box>
            <text:p>O<text:span text:style-name="T1">2</text:span>(4,7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09-17T22:26:10</meta:creation-date>
    <dc:date>2011-09-17T22:41:02</dc:date>
    <dc:creator>Alessandro Bugatti</dc:creator>
    <meta:editing-duration>PT00H08M30S</meta:editing-duration>
    <meta:editing-cycles>4</meta:editing-cycles>
    <meta:generator>OpenOffice.org/3.1$Linux OpenOffice.org_project/310m19$Build-9420</meta:generator>
    <meta:document-statistic meta:object-count="5"/>
  </office:meta>
</office:document-meta>
</file>